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in" fo:margin-bottom="0in" style:contextual-spacing="false" fo:line-height="200%"/>
      <style:text-properties fo:font-size="12pt" style:font-size-asian="12pt" style:font-size-complex="12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" style:family="text">
      <style:text-properties officeooo:rsid="000c8dcb"/>
    </style:style>
    <style:style style:name="T2" style:family="text">
      <style:text-properties style:font-name="Times New Roman" fo:font-size="12pt" style:font-size-asian="12pt" style:font-name-complex="Times New Roman1"/>
    </style:style>
    <style:style style:name="T3" style:family="text">
      <style:text-properties style:font-name="Times New Roman" fo:font-size="12pt" officeooo:rsid="000efb82" style:font-size-asian="12pt" style:font-name-complex="Times New Roman1"/>
    </style:style>
    <style:style style:name="T4" style:family="text">
      <style:text-properties style:font-name="Times New Roman" fo:font-size="12pt" officeooo:rsid="00109645" style:font-size-asian="12pt" style:font-name-complex="Times New Roman1"/>
    </style:style>
    <style:style style:name="T5" style:family="text">
      <style:text-properties style:font-name="Times New Roman" fo:font-size="12pt" officeooo:rsid="0011f9c9" style:font-size-asian="12pt" style:font-name-complex="Times New Roman1"/>
    </style:style>
    <style:style style:name="T6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/>
    </style:style>
    <style:style style:name="T7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Times New Roman" officeooo:rsid="000efb82" style:font-name-complex="Times New Roman1"/>
    </style:style>
    <style:style style:name="T10" style:family="text">
      <style:text-properties style:font-name="Times New Roman" officeooo:rsid="00109645" style:font-name-complex="Times New Roman1"/>
    </style:style>
    <style:style style:name="T11" style:family="text">
      <style:text-properties style:font-name="Times New Roman" officeooo:rsid="0011f9c9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apture the Flag Tournament Program</text:p>
      <text:p text:style-name="P2">Team Name: Flaggers</text:p>
      <text:p text:style-name="P5"><text:span text:style-name="T7">Members</text:span><text:span text:style-name="T8"><text:tab/><text:tab/><text:tab/></text:span><text:span text:style-name="T7">E-Mail</text:span><text:span text:style-name="T8"><text:tab/><text:tab/><text:tab/><text:tab/></text:span><text:span text:style-name="T7">Phone Number</text:span></text:p>
      <text:p text:style-name="P1">*Jack McFann<text:tab/><text:tab/><text:tab/>jlm6490@psu.edu<text:tab/><text:tab/><text:tab/>724-875-1449</text:p>
      <text:p text:style-name="P1">Josiah Hertzler<text:tab/><text:tab/>jjh5430@psu.edu<text:tab/><text:tab/><text:tab/>717-701-3837</text:p>
      <text:p text:style-name="P4"><text:span text:style-name="T8">Taha Siddique<text:tab/><text:tab/><text:tab/>tus193@psu.edu</text:span><text:bookmark text:name="_GoBack"/><text:span text:style-name="T8"><text:tab/><text:tab/><text:tab/>717-578-9316</text:span></text:p>
      <text:p text:style-name="P1">Sawyer Brown<text:tab/><text:tab/><text:tab/>seb5646@psu.edu<text:tab/><text:tab/><text:tab/>717-524-7180</text:p>
      <text:p text:style-name="P1">Tom Hoffman<text:tab/><text:tab/><text:tab/>toh5148@psu.edu<text:tab/><text:tab/><text:tab/>717-315-8051</text:p>
      <text:p text:style-name="P2"/>
      <text:p text:style-name="P3">Overview</text:p>
      <text:p text:style-name="P6"><text:span text:style-name="T8"><text:tab/>In the pursuit of fostering interest in Computer Science for high school students, Dr. Jeremy Blum has tasked our team with the creation of </text:span><text:span text:style-name="T9">the game display, game evaluation, testing arena, and a </text:span><text:span text:style-name="T10">unique</text:span><text:span text:style-name="T9"> game challenge </text:span><text:span text:style-name="T10">for</text:span><text:span text:style-name="T9"> Bot!Battle!, an educational game designed for high school prospective computer science students. <text:s/></text:span><text:span text:style-name="T8">Th</text:span><text:span text:style-name="T9">e</text:span><text:span text:style-name="T8"> Game Display Module will provide the framework for challenges to be defined within the system, </text:span><text:span text:style-name="T9">in addition to providing a playback and testing mode</text:span><text:span text:style-name="T8">. <text:s/></text:span><text:span text:style-name="T9">The game evaluation engine will take a game state and determine the validity of the state and then pass the necessary information to the game display module. <text:s/></text:span><text:span text:style-name="T10">Third, we will provide a testing arena that will create a playable map when passed a game challenge that allows user to tweak their code as they play a game. <text:s/>Lastly, we will provide a sample game challenge </text:span><text:span text:style-name="T11">for user to test their code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ja" style:country-asian="JP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ja" style:country-asian="JP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c8dcb"/>
    </style:style>
    <style:page-layout style:name="Mpm1">
      <style:page-layout-properties fo:page-width="8.5in" fo:page-height="11in" style:num-format="1" style:print-orientation="portrait" fo:margin-top="1.3783in" fo:margin-bottom="0.5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6811in" fo:margin-left="0in" fo:margin-right="0in" fo:margin-top="0.6417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* <text:span text:style-name="MT1">Corresponding Member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wner</meta:initial-creator>
    <meta:editing-cycles>9</meta:editing-cycles>
    <meta:creation-date>2016-01-13T03:01:00</meta:creation-date>
    <dc:date>2016-01-18T11:56:47.618840107</dc:date>
    <meta:editing-duration>PT18M24S</meta:editing-duration>
    <meta:generator>LibreOffice/4.2.8.2$Linux_X86_64 LibreOffice_project/420m0$Build-2</meta:generator>
    <meta:print-date>2016-01-18T11:54:28.719790429</meta:print-date>
    <meta:document-statistic meta:table-count="0" meta:image-count="0" meta:object-count="0" meta:page-count="1" meta:paragraph-count="11" meta:word-count="181" meta:character-count="1211" meta:non-whitespace-character-count="10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